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tiatedTermFreqVector.indexOf( String term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stantiatedTermFreqVector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stantiatedTermFreqVector.getTermFrequ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FreqVector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FreqVector.ge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FreqVector.getTe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FreqVector.getTermDocumentInform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FreqVector.InstantiatedTermFreqVector( InstantiatedDocument document , String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stantiatedTermFreqVector.indexesOf( String [ ] termNumbers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